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order-bottom="0.31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APL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sage : =GETMORNINGFIN(Ticker,Datacode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Datacodes (FY-1 to FY-6)</text:p>
          </table:table-cell>
          <table:table-cell table:style-name="ce3" office:value-type="string">
            <text:p>Example: FY–1</text:p>
          </table:table-cell>
        </table:table-row>
        <table:table-row table:style-name="ro1">
          <table:table-cell office:value-type="string">
            <text:p>Financial Year</text:p>
          </table:table-cell>
          <table:table-cell office:value-type="string">
            <text:p>1 to 6</text:p>
          </table:table-cell>
          <table:table-cell table:formula="of:=COM.SMF.TICKER.GETINFO.PYTHON.SMFIMPL.GETMORNINGFIN([.A1];1)" office:value-type="string" office:string-value="TTM">
            <text:p>TTM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7 to 12</text:p>
          </table:table-cell>
          <table:table-cell table:formula="of:=COM.SMF.TICKER.GETINFO.PYTHON.SMFIMPL.GETMORNINGFIN([.A1];7)" office:value-type="string" office:string-value="169404">
            <text:p>169404</text:p>
          </table:table-cell>
        </table:table-row>
        <table:table-row table:style-name="ro1">
          <table:table-cell office:value-type="string">
            <text:p>Cost of revenue</text:p>
          </table:table-cell>
          <table:table-cell office:value-type="string">
            <text:p>13 to 18</text:p>
          </table:table-cell>
          <table:table-cell table:formula="of:=COM.SMF.TICKER.GETINFO.PYTHON.SMFIMPL.GETMORNINGFIN([.A1];13)" office:value-type="string" office:string-value="104570">
            <text:p>104570</text:p>
          </table:table-cell>
        </table:table-row>
        <table:table-row table:style-name="ro1">
          <table:table-cell office:value-type="string">
            <text:p>Gross profit</text:p>
          </table:table-cell>
          <table:table-cell office:value-type="string">
            <text:p>19 to 24</text:p>
          </table:table-cell>
          <table:table-cell table:formula="of:=COM.SMF.TICKER.GETINFO.PYTHON.SMFIMPL.GETMORNINGFIN([.A1];19)" office:value-type="string" office:string-value="64834">
            <text:p>64834</text:p>
          </table:table-cell>
        </table:table-row>
        <table:table-row table:style-name="ro1">
          <table:table-cell office:value-type="string">
            <text:p>Research and development</text:p>
          </table:table-cell>
          <table:table-cell office:value-type="string">
            <text:p>25 to 30</text:p>
          </table:table-cell>
          <table:table-cell table:formula="of:=COM.SMF.TICKER.GETINFO.PYTHON.SMFIMPL.GETMORNINGFIN([.A1];25)" office:value-type="string" office:string-value="4213">
            <text:p>4213</text:p>
          </table:table-cell>
        </table:table-row>
        <table:table-row table:style-name="ro1">
          <table:table-cell office:value-type="string">
            <text:p>Sales, General and administrative</text:p>
          </table:table-cell>
          <table:table-cell office:value-type="string">
            <text:p>31 to 36</text:p>
          </table:table-cell>
          <table:table-cell table:formula="of:=COM.SMF.TICKER.GETINFO.PYTHON.SMFIMPL.GETMORNINGFIN([.A1];31)" office:value-type="string" office:string-value="10708">
            <text:p>10708</text:p>
          </table:table-cell>
        </table:table-row>
        <table:table-row table:style-name="ro1">
          <table:table-cell office:value-type="string">
            <text:p>Restructuring, merger and acquisition</text:p>
          </table:table-cell>
          <table:table-cell office:value-type="string">
            <text:p>37 to 42</text:p>
          </table:table-cell>
          <table:table-cell table:formula="of:=COM.SMF.TICKER.GETINFO.PYTHON.SMFIMPL.GETMORNINGFIN([.A1];37)" office:value-type="string" office:string-value="14921">
            <text:p>14921</text:p>
          </table:table-cell>
        </table:table-row>
        <table:table-row table:style-name="ro1">
          <table:table-cell office:value-type="string">
            <text:p>Other operating expenses</text:p>
          </table:table-cell>
          <table:table-cell office:value-type="string">
            <text:p>43 to 48</text:p>
          </table:table-cell>
          <table:table-cell table:formula="of:=COM.SMF.TICKER.GETINFO.PYTHON.SMFIMPL.GETMORNINGFIN([.A1];43)" office:value-type="string" office:string-value="49913">
            <text:p>49913</text:p>
          </table:table-cell>
        </table:table-row>
        <table:table-row table:style-name="ro1">
          <table:table-cell office:value-type="string">
            <text:p>Total operating expenses</text:p>
          </table:table-cell>
          <table:table-cell office:value-type="string">
            <text:p>49 to 54</text:p>
          </table:table-cell>
          <table:table-cell table:formula="of:=COM.SMF.TICKER.GETINFO.PYTHON.SMFIMPL.GETMORNINGFIN([.A1];49)" office:value-type="string" office:string-value="992">
            <text:p>992</text:p>
          </table:table-cell>
        </table:table-row>
        <table:table-row table:style-name="ro1">
          <table:table-cell office:value-type="string">
            <text:p>Operating income</text:p>
          </table:table-cell>
          <table:table-cell office:value-type="string">
            <text:p>55 to 60</text:p>
          </table:table-cell>
          <table:table-cell table:formula="of:=COM.SMF.TICKER.GETINFO.PYTHON.SMFIMPL.GETMORNINGFIN([.A1];55)" office:value-type="string" office:string-value="50905">
            <text:p>50905</text:p>
          </table:table-cell>
        </table:table-row>
        <table:table-row table:style-name="ro1">
          <table:table-cell office:value-type="string">
            <text:p>Other income (expense)</text:p>
          </table:table-cell>
          <table:table-cell office:value-type="string">
            <text:p>61 to 66</text:p>
          </table:table-cell>
          <table:table-cell table:formula="of:=COM.SMF.TICKER.GETINFO.PYTHON.SMFIMPL.GETMORNINGFIN([.A1];61)" office:value-type="string" office:string-value="13157">
            <text:p>13157</text:p>
          </table:table-cell>
        </table:table-row>
        <table:table-row table:style-name="ro1">
          <table:table-cell office:value-type="string">
            <text:p>Income before taxes</text:p>
          </table:table-cell>
          <table:table-cell office:value-type="string">
            <text:p>67 to 72</text:p>
          </table:table-cell>
          <table:table-cell table:formula="of:=COM.SMF.TICKER.GETINFO.PYTHON.SMFIMPL.GETMORNINGFIN([.A1];67)" office:value-type="string" office:string-value="37748">
            <text:p>37748</text:p>
          </table:table-cell>
        </table:table-row>
        <table:table-row table:style-name="ro1">
          <table:table-cell office:value-type="string">
            <text:p>Provision for income taxes</text:p>
          </table:table-cell>
          <table:table-cell office:value-type="string">
            <text:p>73 to 78</text:p>
          </table:table-cell>
          <table:table-cell table:formula="of:=COM.SMF.TICKER.GETINFO.PYTHON.SMFIMPL.GETMORNINGFIN([.A1];73)" office:value-type="string" office:string-value="37748">
            <text:p>37748</text:p>
          </table:table-cell>
        </table:table-row>
        <table:table-row table:style-name="ro1">
          <table:table-cell office:value-type="string">
            <text:p>Net income from continuing operations</text:p>
          </table:table-cell>
          <table:table-cell office:value-type="string">
            <text:p>79 to 84</text:p>
          </table:table-cell>
          <table:table-cell table:formula="of:=COM.SMF.TICKER.GETINFO.PYTHON.SMFIMPL.GETMORNINGFIN([.A1];79)" office:value-type="string" office:string-value="37748">
            <text:p>37748</text:p>
          </table:table-cell>
        </table:table-row>
        <table:table-row table:style-name="ro1">
          <table:table-cell office:value-type="string">
            <text:p>Net income</text:p>
          </table:table-cell>
          <table:table-cell office:value-type="string">
            <text:p>85 to 90</text:p>
          </table:table-cell>
          <table:table-cell table:formula="of:=COM.SMF.TICKER.GETINFO.PYTHON.SMFIMPL.GETMORNINGFIN([.A1];85)" office:value-type="float" office:value="0">
            <text:p>#N/A</text:p>
          </table:table-cell>
        </table:table-row>
        <table:table-row table:style-name="ro1">
          <table:table-cell office:value-type="string">
            <text:p>Net income available to common shareholders</text:p>
          </table:table-cell>
          <table:table-cell office:value-type="string">
            <text:p>91 to 96</text:p>
          </table:table-cell>
          <table:table-cell table:formula="of:=COM.SMF.TICKER.GETINFO.PYTHON.SMFIMPL.GETMORNINGFIN([.A1];91)" office:value-type="string" office:string-value="40.42">
            <text:p>40.42</text:p>
          </table:table-cell>
        </table:table-row>
        <table:table-row table:style-name="ro1">
          <table:table-cell office:value-type="string">
            <text:p>Basic EPS</text:p>
          </table:table-cell>
          <table:table-cell office:value-type="string">
            <text:p>97 to 102</text:p>
          </table:table-cell>
          <table:table-cell table:formula="of:=COM.SMF.TICKER.GETINFO.PYTHON.SMFIMPL.GETMORNINGFIN([.A1];97)" office:value-type="float" office:value="0">
            <text:p>#N/A</text:p>
          </table:table-cell>
        </table:table-row>
        <table:table-row table:style-name="ro1">
          <table:table-cell office:value-type="string">
            <text:p>Diluted EPS</text:p>
          </table:table-cell>
          <table:table-cell office:value-type="string">
            <text:p>103 to 108</text:p>
          </table:table-cell>
          <table:table-cell table:formula="of:=COM.SMF.TICKER.GETINFO.PYTHON.SMFIMPL.GETMORNINGFIN([.A1];103)" office:value-type="string" office:string-value="934">
            <text:p>934</text:p>
          </table:table-cell>
        </table:table-row>
        <table:table-row table:style-name="ro1">
          <table:table-cell office:value-type="string">
            <text:p>Basic weighted average shares outstanding</text:p>
          </table:table-cell>
          <table:table-cell office:value-type="string">
            <text:p>109 to 114</text:p>
          </table:table-cell>
          <table:table-cell table:formula="of:=COM.SMF.TICKER.GETINFO.PYTHON.SMFIMPL.GETMORNINGFIN([.A1];109)" office:value-type="string" office:string-value="56391">
            <text:p>56391</text:p>
          </table:table-cell>
        </table:table-row>
        <table:table-row table:style-name="ro1">
          <table:table-cell office:value-type="string">
            <text:p>Diluted weighted average shares outstanding</text:p>
          </table:table-cell>
          <table:table-cell office:value-type="string">
            <text:p>115 to 120</text:p>
          </table:table-cell>
          <table:table-cell table:formula="of:=COM.SMF.TICKER.GETINFO.PYTHON.SMFIMPL.GETMORNINGFIN([.A1];115)" office:value-type="string" office:string-value="No Data">
            <text:p>No Data</text:p>
          </table:table-cell>
        </table:table-row>
        <table:table-row table:style-name="ro1">
          <table:table-cell office:value-type="string">
            <text:p>EBITDA</text:p>
          </table:table-cell>
          <table:table-cell office:value-type="string">
            <text:p>121 to 126</text:p>
          </table:table-cell>
          <table:table-cell table:formula="of:=COM.SMF.TICKER.GETINFO.PYTHON.SMFIMPL.GETMORNINGFIN([.A1];121)" office:value-type="string" office:string-value="No Data">
            <text:p>No Data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2T21:14:40</dc:date>
    <dc:creator>Dave </dc:creator>
    <meta:generator>LibreOffice/3.5$Linux_X86_64 LibreOffice_project/350m1$Build-2</meta:generator>
    <meta:editing-duration>PT6M53S</meta:editing-duration>
    <meta:editing-cycles>10</meta:editing-cycles>
    <meta:document-statistic meta:table-count="1" meta:cell-count="67" meta:object-count="0"/>
  </office:meta>
</office:document-meta>
</file>